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monospac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1b854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monospace" officeooo:paragraph-rsid="0021b854" fo:background-color="#ffffff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8bea5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ab52f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monospace" officeooo:paragraph-rsid="0033b33f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monospace" officeooo:paragraph-rsid="0033b33f" fo:background-color="#ffffff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729c1f" loext:opacity="100%" fo:background-color="#ffffff" loext:char-shading-value="0"/>
    </style:style>
    <style:style style:name="T3" style:family="text">
      <style:text-properties fo:color="#18b218" loext:opacity="100%" fo:background-color="#ffffff" loext:char-shading-value="0"/>
    </style:style>
    <style:style style:name="T4" style:family="text">
      <style:text-properties fo:color="#b21818" loext:opacity="100%" fo:background-color="#ffffff" loext:char-shading-value="0"/>
    </style:style>
    <style:style style:name="T5" style:family="text">
      <style:text-properties fo:color="#b26818" loext:opacity="100%" fo:background-color="#ffffff" loext:char-shading-value="0"/>
    </style:style>
    <style:style style:name="T6" style:family="text">
      <style:text-properties fo:color="#000000" loext:opacity="100%" fo:font-weight="bold" fo:background-color="#ffffff" loext:char-shading-value="0"/>
    </style:style>
    <style:style style:name="T7" style:family="text">
      <style:text-properties fo:color="#1818b2" loext:opacity="100%" fo:background-color="#ffffff" loext:char-shading-value="0"/>
    </style:style>
    <style:style style:name="T8" style:family="text">
      <style:text-properties fo:color="#54ffff" loext:opacity="100%" fo:font-weight="bold" fo:background-color="#ffffff" loext:char-shading-value="0"/>
    </style:style>
    <style:style style:name="T9" style:family="text">
      <style:text-properties fo:color="#18b2b2" loext:opacity="100%" fo:background-color="#ffffff" loext:char-shading-value="0"/>
    </style:style>
    <style:style style:name="T10" style:family="text">
      <style:text-properties fo:color="#5454ff" loext:opacity="100%" fo:font-weight="bold" fo:background-color="#ffffff" loext:char-shading-value="0"/>
    </style:style>
    <style:style style:name="T11" style:family="text">
      <style:text-properties fo:color="#686868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juan@archlinux project]$ minikube start <text:line-break/>😄  minikube v1.37.0 on Arch  (vbox/amd64) <text:line-break/>✨  Using the docker driver based on existing profile <text:line-break/>👍  Starting "minikube" primary control-plane node in "minikube" cluster <text:line-break/>🚜  Pulling base image v0.0.48 ... <text:line-break/>🔄  Restarting existing docker container for "minikube" ... <text:line-break/>🐳  Preparing Kubernetes v1.34.0 on Docker 28.4.0 ... <text:line-break/>🔎  Verifying Kubernetes components... <text:line-break/>   ▪ Using image gcr.io/k8s-minikube/storage-provisioner:v5 <text:line-break/>🌟  Enabled addons: default-storageclass, storage-provisioner <text:line-break/>🏄  Done! kubectl is now configured to use "minikube" cluster and "default" namespace by default <text:line-break/>[juan@archlinux project]$ kubectl create namespace citus <text:line-break/>namespace/citus created <text:line-break/>[juan@archlinux project]$ kubectl apply -f citus-deployment.yaml <text:line-break/>service/citus-coordinator created <text:line-break/>deployment.apps/citus-coordinator created <text:line-break/>service/citus-worker created <text:line-break/>deployment.apps/citus-worker created <text:line-break/>[juan@archlinux project]$ kubectl apply -f citus-deployment.yaml <text:line-break/>service/citus-coordinator unchanged <text:line-break/>deployment.apps/citus-coordinator unchanged <text:line-break/>service/citus-worker unchanged <text:line-break/>deployment.apps/citus-worker unchanged <text:line-break/>[juan@archlinux project]$ kubectl get pods -n citus <text:line-break/>NAME                                READY   STATUS    RESTARTS   AGE <text:line-break/>citus-coordinator-9b7799497-wrd82   1/1     Running   0          94s <text:line-break/>citus-worker-857dd7885-k7g5x        1/1     Running   0          94s <text:line-break/>citus-worker-857dd7885-rfv4w        1/1     Running   0          94s <text:line-break/>[juan@archlinux project]$  <text:line-break/><text:line-break/><text:line-break/></text:span><text:line-break/><text:line-break/><text:line-break/></text:p>
      <text:p text:style-name="P1"/>
      <text:p text:style-name="P1"/>
      <text:p text:style-name="P1"/>
      <text:p text:style-name="P1"/>
      <text:p text:style-name="P1"><text:soft-page-break/><text:span text:style-name="T1">[juan@archlinux project]$ minikube start </text:span><text:line-break/><text:span text:style-name="T1">😄  minikube v1.37.0 on Arch  (vbox/amd64) </text:span><text:line-break/><text:span text:style-name="T1">✨  Using the docker driver based on existing profile </text:span><text:line-break/><text:span text:style-name="T1">👍  Starting "minikube" primary control-plane node in "minikube" cluster </text:span><text:line-break/><text:span text:style-name="T1">🚜  Pulling base image v0.0.48 ... </text:span><text:line-break/><text:span text:style-name="T1">🔄  Restarting existing docker container for "minikube" ... </text:span><text:line-break/><text:span text:style-name="T1">🐳  Preparing Kubernetes v1.34.0 on Docker 28.4.0 ... </text:span><text:line-break/><text:span text:style-name="T1">🔎  Verifying Kubernetes components... </text:span><text:line-break/><text:span text:style-name="T1">   ▪ Using image gcr.io/k8s-minikube/storage-provisioner:v5 </text:span><text:line-break/><text:span text:style-name="T1">🌟  Enabled addons: default-storageclass, storage-provisioner </text:span><text:line-break/><text:span text:style-name="T1">🏄  Done! kubectl is now configured to use "minikube" cluster and "default" namespace by default </text:span><text:line-break/><text:span text:style-name="T1">[juan@archlinux project]$ kubectl get namespace citus  </text:span><text:line-break/><text:span text:style-name="T1">NAME    STATUS   AGE </text:span><text:line-break/><text:span text:style-name="T1">citus   Active   25m </text:span><text:line-break/><text:span text:style-name="T1">[juan@archlinux project]$ kubectl open namespace citus  </text:span><text:line-break/><text:span text:style-name="T1">error: unknown command "open" for "kubectl" </text:span><text:line-break/><text:span text:style-name="T1">[juan@archlinux project]$ kubectl apply -f citus-deployment.yaml </text:span><text:line-break/><text:span text:style-name="T1">service/citus-coordinator unchanged </text:span><text:line-break/><text:span text:style-name="T1">deployment.apps/citus-coordinator unchanged </text:span><text:line-break/><text:span text:style-name="T1">service/citus-worker unchanged </text:span><text:line-break/><text:span text:style-name="T1">deployment.apps/citus-worker unchanged </text:span><text:line-break/><text:span text:style-name="T1">[juan@archlinux project]$ kubectl apply -f citus-deployment.yaml </text:span><text:line-break/><text:span text:style-name="T1">service/citus-coordinator unchanged </text:span><text:line-break/><text:span text:style-name="T1">deployment.apps/citus-coordinator unchanged </text:span><text:line-break/><text:span text:style-name="T1">service/citus-worker unchanged </text:span><text:line-break/><text:span text:style-name="T1">deployment.apps/citus-worker unchanged </text:span><text:line-break/><text:span text:style-name="T1">[juan@archlinux project]$ kubectl get pods -n citus  </text:span><text:line-break/><text:span text:style-name="T1">NAME                                READY   STATUS    RESTARTS        AGE </text:span><text:line-break/><text:span text:style-name="T1">citus-coordinator-9b7799497-wrd82   1/1     Running   1 (4m33s ago)   27m </text:span><text:line-break/><text:span text:style-name="T1">citus-worker-857dd7885-k7g5x        1/1     Running   1 (4m33s ago)   27m </text:span><text:line-break/><text:span text:style-name="T1">citus-worker-857dd7885-rfv4w        1/1     Running   1 (4m33s ago)   27m </text:span><text:line-break/><text:span text:style-name="T1">[juan@archlinux project]$ kubectl exec -it citus-coordinator-&lt;pod-id&gt; -n citus -- psql -U postgres </text:span><text:line-break/><text:span text:style-name="T1">bash: pod-id: No such file or directory </text:span><text:line-break/><text:span text:style-name="T1">[juan@archlinux project]$ kubectl exec -it citus-</text:span><text:soft-page-break/><text:span text:style-name="T1">coordinator-9b7799497-wrd82 -n citus -- psql -U postgres </text:span><text:line-break/><text:span text:style-name="T1">psql (16.6 (Debian 16.6-1.pgdg120+1)) </text:span><text:line-break/><text:span text:style-name="T1">Type "help" for help. </text:span><text:line-break/><text:line-break/><text:span text:style-name="T1">postgres=# ^[[200~-- Crear la tabla (ajusta los nombres de columna según tu caso) </text:span><text:line-break/><text:span text:style-name="T1">postgres-# CREATE TABLE pacientes ( </text:span><text:line-break/><text:span text:style-name="T1">postgres(#     id SERIAL PRIMARY KEY, </text:span><text:line-break/><text:span text:style-name="T1">postgres(#     documento_id INT NOT NULL, </text:span><text:line-break/><text:span text:style-name="T1">postgres(#     nombre TEXT, </text:span><text:line-break/><text:span text:style-name="T1">postgres(#     fecha_nacimiento DATE, </text:span><text:line-break/><text:span text:style-name="T1">postgres(#     direccion TEXT </text:span><text:line-break/><text:span text:style-name="T1">postgres(# ); </text:span><text:line-break/><text:span text:style-name="T1">ERROR:  syntax error at or near " </text:span><text:line-break/><text:span text:style-name="T1">INE 1: -- Crear la tabla (ajusta los nombres de columna según... </text:span><text:line-break/><text:span text:style-name="T1">       ^ </text:span><text:line-break/><text:span text:style-name="T1">postgres=#  </text:span><text:line-break/><text:span text:style-name="T1">postgres=# -- Distribuir la tabla usando documento_id </text:span><text:line-break/><text:span text:style-name="T1">postgres=# SELECT create_distributed_table('pacientes', 'documento_id'); </text:span><text:line-break/><text:span text:style-name="T1">ERROR:  relation "pacientes" does not exist </text:span><text:line-break/><text:span text:style-name="T1">LINE 1: SELECT create_distributed_table('pacientes', 'documento_id')... </text:span><text:line-break/><text:span text:style-name="T1">                                       ^ </text:span><text:line-break/><text:span text:style-name="T1">postgres=# ~ </text:span><text:line-break/><text:span text:style-name="T1">postgres-#  </text:span><text:line-break/><text:span text:style-name="T1">postgres-# -- Crear la tabla </text:span><text:line-break/><text:span text:style-name="T1">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 </text:span><text:line-break/><text:span text:style-name="T1">); </text:span><text:line-break/><text:line-break/><text:span text:style-name="T1">-- Ahora, distribuye la tabla utilizando documento_id </text:span><text:line-break/><text:span text:style-name="T1">SELECT create_distributed_table('pacientes', 'documento_id'); </text:span><text:line-break/><text:span text:style-name="T1">ERROR:  syntax error at or near "~" </text:span><text:line-break/><text:span text:style-name="T1">LINE 1: ~ </text:span><text:line-break/><text:span text:style-name="T1">       ^ </text:span><text:line-break/><text:span text:style-name="T1">ERROR:  relation "pacientes" does not exist </text:span><text:line-break/><text:soft-page-break/><text:span text:style-name="T1">LINE 1: SELECT create_distributed_table('pacientes', 'documento_id')... </text:span><text:line-break/><text:span text:style-name="T1">                                       ^ </text:span><text:line-break/><text:span text:style-name="T1">postgres=# \dt </text:span><text:line-break/><text:span text:style-name="T1">Did not find any relations. </text:span><text:line-break/><text:span text:style-name="T1">postgres=# 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 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, </text:span><text:line-break/><text:span text:style-name="T1">   PRIMARY KEY (id, documento_id)                                               </text:span><text:line-break/><text:span text:style-name="T1">); </text:span><text:line-break/><text:span text:style-name="T1">ERROR:  relation "pacientes" already exists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DROP TABLE IF EXISTS pacientes; </text:span><text:line-break/><text:span text:style-name="T1">DROP TABLE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oft-page-break/><text:span text:style-name="T1">   nombre TEXT, </text:span><text:line-break/><text:span text:style-name="T1">   fecha_nacimiento DATE, </text:span><text:line-break/><text:span text:style-name="T1">   direccion TEXT, </text:span><text:line-break/><text:span text:style-name="T1">   PRIMARY KEY (documento_id, id)                                                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create_distributed_table  </text:span><text:line-break/><text:span text:style-name="T1">-------------------------- </text:span><text:line-break/><text:span text:style-name="T1"> </text:span><text:line-break/><text:span text:style-name="T1">(1 row) </text:span><text:line-break/><text:line-break/><text:span text:style-name="T1">postgres=# exit </text:span><text:line-break/><text:span text:style-name="T1">[juan@archlinux project]$ 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[juan@archlinux project]$ source /home/juan/Documents/Parcial/project/venv/bin/activate </text:span><text:line-break/><text:span text:style-name="T1">(venv) [juan@archlinux project]$ pip install fastapi uvicorn asyncpg </text:span><text:line-break/><text:span text:style-name="T1">Collecting fastapi </text:span><text:line-break/><text:span text:style-name="T1"> Using cached fastapi-0.120.4-py3-none-any.whl.metadata (28 kB) </text:span><text:line-break/><text:span text:style-name="T1">Collecting uvicorn </text:span><text:line-break/><text:span text:style-name="T1"> Using cached uvicorn-0.38.0-py3-none-any.whl.metadata (6.8 kB) </text:span><text:line-break/><text:span text:style-name="T1">Collecting asyncpg </text:span><text:line-break/><text:span text:style-name="T1"> Downloading asyncpg-0.30.0-cp313-cp313-manylinux_2_17_x86_64.manylinux2014_x86_64.whl.metadata (5.0 kB) </text:span><text:line-break/><text:span text:style-name="T1">Collecting starlette&lt;0.50.0,&gt;=0.40.0 (from fastapi) </text:span><text:line-break/><text:span text:style-name="T1"> Using cached starlette-0.49.3-py3-none-any.whl.metadata (6.4 kB) </text:span><text:line-break/><text:span text:style-name="T1">Collecting pydantic!=1.8,!=1.8.1,!=2.0.0,!=2.0.1,!=2.1.0,&lt;3.0.0,&gt;=1.7.4 (from fastapi) </text:span><text:line-break/><text:span text:style-name="T1"> Using cached pydantic-2.12.3-py3-none-any.whl.metadata (87 kB) </text:span><text:line-break/><text:span text:style-name="T1">Collecting typing-extensions&gt;=4.8.0 (from fastapi) </text:span><text:line-break/><text:span text:style-name="T1"> Using cached typing_extensions-4.15.0-py3-none-any.whl.metadata (3.3 kB) </text:span><text:line-break/><text:span text:style-name="T1">Collecting annotated-doc&gt;=0.0.2 (from fastapi) </text:span><text:line-break/><text:span text:style-name="T1"> Using cached annotated_doc-0.0.3-py3-none-any.whl.metadata (6.6 kB) </text:span><text:line-break/><text:span text:style-name="T1">Collecting annotated-types&gt;=0.6.0 (from pydantic!=1.8,!=1.8.1,!=2.0.0,!=2.0.1,!=2.1.0,&lt;3.0.0,&gt;=1.7.4-&gt;fastapi) </text:span><text:line-break/><text:span text:style-name="T1"> Using cached annotated_types-0.7.0-py3-none-any.whl.metadata (15 kB) </text:span><text:line-break/><text:span text:style-name="T1">Collecting pydantic-core==2.41.4 (from pydantic!=1.8,!=1.8.1,!=2.0.0,!=2.0.1,!=2.1.0,&lt;3.0.0,&gt;=1.7.4-&gt;fastapi) </text:span><text:line-break/><text:span text:style-name="T1"> Using cached pydantic_core-2.41.4-cp313-cp313-manylinux_2_17_x86_64.manylinux2014_x86_64.whl.metadata (7.3 kB) </text:span><text:line-break/><text:span text:style-name="T1">Collecting typing-inspection&gt;=0.4.2 (from pydantic!=1.8,!=1.8.1,!=2.0.0,!=2.0.1,!=2.1.0,&lt;3.0.0,&gt;=1.7.4-&gt;fastapi) </text:span><text:line-break/><text:span text:style-name="T1"> Using cached typing_inspection-0.4.2-py3-none-any.whl.metadata (2.6 kB) </text:span><text:line-break/><text:span text:style-name="T1">Collecting anyio&lt;5,&gt;=3.6.2 (from starlette&lt;0.50.0,&gt;=0.40.0-&gt;fastapi) </text:span><text:line-break/><text:span text:style-name="T1"> Using cached anyio-4.11.0-py3-none-any.whl.metadata (4.1 kB) </text:span><text:line-break/><text:span text:style-name="T1">Collecting idna&gt;=2.8 (from anyio&lt;5,&gt;=3.6.2-&gt;starlette&lt;0.50.0,&gt;=0.40.0-&gt;fastapi) </text:span><text:line-break/><text:span text:style-name="T1"> Using cached idna-3.11-py3-none-any.whl.metadata (8.4 kB) </text:span><text:line-break/><text:span text:style-name="T1">Collecting sniffio&gt;=1.1 (from anyio&lt;5,&gt;=3.6.2-&gt;starlette&lt;0.50.0,&gt;=0.40.0-&gt;fastapi) </text:span><text:line-break/><text:span text:style-name="T1"> Using cached sniffio-1.3.1-py3-none-any.whl.metadata (3.9 kB) </text:span><text:line-break/><text:span text:style-name="T1">Collecting click&gt;=7.0 (from uvicorn) </text:span><text:line-break/><text:span text:style-name="T1"> Using cached click-8.3.0-py3-none-any.whl.metadata (2.6 kB) </text:span><text:line-break/><text:soft-page-break/><text:span text:style-name="T1">Collecting h11&gt;=0.8 (from uvicorn) </text:span><text:line-break/><text:span text:style-name="T1"> Using cached h11-0.16.0-py3-none-any.whl.metadata (8.3 kB) </text:span><text:line-break/><text:span text:style-name="T1">Using cached fastapi-0.120.4-py3-none-any.whl (108 kB) </text:span><text:line-break/><text:span text:style-name="T1">Using cached pydantic-2.12.3-py3-none-any.whl (462 kB) </text:span><text:line-break/><text:span text:style-name="T1">Using cached pydantic_core-2.41.4-cp313-cp313-manylinux_2_17_x86_64.manylinux2014_x86_64.whl (2.1 MB) </text:span><text:line-break/><text:span text:style-name="T1">Using cached starlette-0.49.3-py3-none-any.whl (74 kB) </text:span><text:line-break/><text:span text:style-name="T1">Using cached anyio-4.11.0-py3-none-any.whl (109 kB) </text:span><text:line-break/><text:span text:style-name="T1">Using cached uvicorn-0.38.0-py3-none-any.whl (68 kB) </text:span><text:line-break/><text:span text:style-name="T1">Downloading asyncpg-0.30.0-cp313-cp313-manylinux_2_17_x86_64.manylinux2014_x86_64.whl (3.6 MB) </text:span><text:line-break/><text:span text:style-name="T1">  </text:span><text:span text:style-name="T2">━━━━━━━━━━━━━━━━━━━━━━━━━━━━━━━━━━━━━━━━</text:span><text:span text:style-name="T1"> </text:span><text:span text:style-name="T3">3.6/3.6 MB</text:span><text:span text:style-name="T1"> </text:span><text:span text:style-name="T4">4.6 MB/s</text:span><text:span text:style-name="T1">  </text:span><text:span text:style-name="T5">0:00:00</text:span><text:span text:style-name="T1"> </text:span><text:line-break/><text:span text:style-name="T1">Using cached annotated_doc-0.0.3-py3-none-any.whl (5.5 kB) </text:span><text:line-break/><text:span text:style-name="T1">Using cached annotated_types-0.7.0-py3-none-any.whl (13 kB) </text:span><text:line-break/><text:span text:style-name="T1">Using cached click-8.3.0-py3-none-any.whl (107 kB) </text:span><text:line-break/><text:span text:style-name="T1">Using cached h11-0.16.0-py3-none-any.whl (37 kB) </text:span><text:line-break/><text:span text:style-name="T1">Using cached idna-3.11-py3-none-any.whl (71 kB) </text:span><text:line-break/><text:span text:style-name="T1">Using cached sniffio-1.3.1-py3-none-any.whl (10 kB) </text:span><text:line-break/><text:span text:style-name="T1">Using cached typing_extensions-4.15.0-py3-none-any.whl (44 kB) </text:span><text:line-break/><text:span text:style-name="T1">Using cached typing_inspection-0.4.2-py3-none-any.whl (14 kB) </text:span><text:line-break/><text:span text:style-name="T1">Installing collected packages: typing-extensions, sniffio, idna, h11, click, asyncpg, annotated-types, annotated-doc, uvicorn, typing-inspection, pydantic-c</text:span><text:line-break/>ore, anyio, starlette, pydantic, fastapi<text:span text:style-name="T1"> </text:span><text:line-break/><text:span text:style-name="T1">Successfully installed annotated-doc-0.0.3 annotated-types-0.7.0 anyio-4.11.0 asyncpg-0.30.0 click-8.3.0 fastapi-0.120.4 h11-0.16.0 idna-3.11 pydantic-2.12.</text:span><text:line-break/>3 pydantic-core-2.41.4 sniffio-1.3.1 starlette-0.49.3 typing-extensions-4.15.0 typing-inspection-0.4.2 uvicorn-0.38.0<text:span text:style-name="T1"> </text:span><text:line-break/><text:line-break/><text:span text:style-name="T6">[</text:span><text:span text:style-name="T7">notice</text:span><text:span text:style-name="T6">]</text:span><text:span text:style-name="T1"> A new release of pip is available: </text:span><text:span text:style-name="T4">25.2</text:span><text:span text:style-name="T1"> -&gt; </text:span><text:span text:style-name="T3">25.3</text:span><text:span text:style-name="T1"> </text:span><text:line-break/><text:span text:style-name="T6">[</text:span><text:span text:style-name="T7">notice</text:span><text:span text:style-name="T6">]</text:span><text:span text:style-name="T1"> To update, run: </text:span><text:span text:style-name="T3">pip install --upgrade pip</text:span><text:span text:style-name="T1"> </text:span><text:line-break/><text:span text:style-name="T1">(venv) [juan@archlinux project]$ 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SERT INTO pacientes (documento_id, nombre, fecha_nacimiento, direccion)</text:p>
      <text:p text:style-name="P3">VALUES (123456789, 'Juan', '1990-05-20', 'Calle Ficticia 123');</text:p>
      <text:p text:style-name="P3"/>
      <text:p text:style-name="P2"><text:span text:style-name="T1">SELECT * FROM pacientes WHERE documento_id = 123456789;</text:span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">[juan@archlinux project]$ # activar venv si usas </text:span><text:line-break/><text:span text:style-name="T1">source /home/juan/Documents/Parcial/project/venv/bin/activate </text:span><text:line-break/><text:line-break/><text:span text:style-name="T1"># instalar deps </text:span><text:line-break/><text:span text:style-name="T1">pip install -r project/requirements.txt </text:span><text:line-break/><text:span text:style-name="T4">ERROR: Could not open requirements file: [Errno 2] No such file or directory: 'project/requirements.txt'</text:span><text:span text:style-name="T1"> </text:span><text:line-break/><text:span text:style-name="T1">(venv) [juan@archlinux project]$ pip install -r project/requirements.txt </text:span><text:line-break/><text:span text:style-name="T4">ERROR: Could not open requirements file: [Errno 2] No such file or directory: 'project/requirements.txt'</text:span><text:span text:style-name="T1"> </text:span><text:line-break/><text:span text:style-name="T1">(venv) [juan@archlinux project]$ pip install -r requirements.txt </text:span><text:line-break/><text:span text:style-name="T1">Requirement already satisfied: fastapi==0.120.4 in ./venv/lib/python3.13/site-packages (from -r requirements.txt (line 1)) (0.120.4) </text:span><text:line-break/><text:span text:style-name="T1">Collecting uvicorn==0.18.3 (from -r requirements.txt (line 2)) </text:span><text:line-break/><text:span text:style-name="T1"> Downloading uvicorn-0.18.3-py3-none-any.whl.metadata (6.2 kB) </text:span><text:line-break/><text:span text:style-name="T1">Collecting psycopg2-binary==2.9.10 (from -r requirements.txt (line 3)) </text:span><text:line-break/><text:span text:style-name="T1"> Downloading psycopg2_binary-2.9.10-cp313-cp313-manylinux_2_17_x86_64.manylinux2014_x86_64.whl.metadata (4.9 kB) </text:span><text:line-break/><text:span text:style-name="T1">Collecting pyjwt==2.8.0 (from -r requirements.txt (line 4)) </text:span><text:line-break/><text:span text:style-name="T1"> Downloading PyJWT-2.8.0-py3-none-any.whl.metadata (4.2 kB) </text:span><text:line-break/><text:span text:style-name="T1">Requirement already satisfied: pydantic in ./venv/lib/python3.13/site-packages (from -r requirements.txt (line 5)) (2.12.3) </text:span><text:line-break/><text:span text:style-name="T1">Requirement already satisfied: starlette&lt;0.50.0,&gt;=0.40.0 in ./venv/lib/python3.13/site-packages (from fastapi==0.120.4-&gt;-r requirements.txt (line 1)) (0.49.</text:span><text:line-break/>3)<text:span text:style-name="T1"> </text:span><text:line-break/><text:span text:style-name="T1">Requirement already satisfied: typing-extensions&gt;=4.8.0 in ./venv/lib/python3.13/site-packages (from fastapi==0.120.4-&gt;-r requirements.txt (line 1)) (4.15.0</text:span><text:line-break/>)<text:span text:style-name="T1"> </text:span><text:line-break/><text:span text:style-name="T1">Requirement already satisfied: annotated-doc&gt;=0.0.2 in ./venv/lib/python3.13/site-packages (from fastapi==0.120.4-&gt;-r requirements.txt (line 1)) (0.0.3) </text:span><text:line-break/><text:span text:style-name="T1">Requirement already satisfied: click&gt;=7.0 in ./venv/lib/python3.13/site-packages (from uvicorn==0.18.3-&gt;-r requirements.txt (line 2)) (8.3.0) </text:span><text:line-break/><text:span text:style-name="T1">Requirement already satisfied: h11&gt;=0.8 in </text:span><text:soft-page-break/><text:span text:style-name="T1">./venv/lib/python3.13/site-packages (from uvicorn==0.18.3-&gt;-r requirements.txt (line 2)) (0.16.0) </text:span><text:line-break/><text:span text:style-name="T1">Requirement already satisfied: annotated-types&gt;=0.6.0 in ./venv/lib/python3.13/site-packages (from pydantic-&gt;-r requirements.txt (line 5)) (0.7.0) </text:span><text:line-break/><text:span text:style-name="T1">Requirement already satisfied: pydantic-core==2.41.4 in ./venv/lib/python3.13/site-packages (from pydantic-&gt;-r requirements.txt (line 5)) (2.41.4) </text:span><text:line-break/><text:span text:style-name="T1">Requirement already satisfied: typing-inspection&gt;=0.4.2 in ./venv/lib/python3.13/site-packages (from pydantic-&gt;-r requirements.txt (line 5)) (0.4.2) </text:span><text:line-break/><text:span text:style-name="T1">Requirement already satisfied: anyio&lt;5,&gt;=3.6.2 in ./venv/lib/python3.13/site-packages (from starlette&lt;0.50.0,&gt;=0.40.0-&gt;fastapi==0.120.4-&gt;-r requirements.txt</text:span><text:line-break/>(line 1)) (4.11.0)<text:span text:style-name="T1"> </text:span><text:line-break/><text:span text:style-name="T1">Requirement already satisfied: idna&gt;=2.8 in ./venv/lib/python3.13/site-packages (from anyio&lt;5,&gt;=3.6.2-&gt;starlette&lt;0.50.0,&gt;=0.40.0-&gt;fastapi==0.120.4-&gt;-r requi</text:span><text:line-break/>rements.txt (line 1)) (3.11)<text:span text:style-name="T1"> </text:span><text:line-break/><text:span text:style-name="T1">Requirement already satisfied: sniffio&gt;=1.1 in ./venv/lib/python3.13/site-packages (from anyio&lt;5,&gt;=3.6.2-&gt;starlette&lt;0.50.0,&gt;=0.40.0-&gt;fastapi==0.120.4-&gt;-r re</text:span><text:line-break/>quirements.txt (line 1)) (1.3.1)<text:span text:style-name="T1"> </text:span><text:line-break/><text:span text:style-name="T1">Downloading uvicorn-0.18.3-py3-none-any.whl (57 kB) </text:span><text:line-break/><text:span text:style-name="T1">Downloading psycopg2_binary-2.9.10-cp313-cp313-manylinux_2_17_x86_64.manylinux2014_x86_64.whl (3.0 MB) </text:span><text:line-break/><text:span text:style-name="T1">  </text:span><text:span text:style-name="T2">━━━━━━━━━━━━━━━━━━━━━━━━━━━━━━━━━━━━━━━━</text:span><text:span text:style-name="T1"> </text:span><text:span text:style-name="T3">3.0/3.0 MB</text:span><text:span text:style-name="T1"> </text:span><text:span text:style-name="T4">5.2 MB/s</text:span><text:span text:style-name="T1">  </text:span><text:span text:style-name="T5">0:00:00</text:span><text:span text:style-name="T1"> </text:span><text:line-break/><text:span text:style-name="T1">Downloading PyJWT-2.8.0-py3-none-any.whl (22 kB) </text:span><text:line-break/><text:span text:style-name="T1">Installing collected packages: uvicorn, pyjwt, psycopg2-binary </text:span><text:line-break/><text:span text:style-name="T1"> Attempting uninstall: uvicorn </text:span><text:line-break/><text:span text:style-name="T1">   Found existing installation: uvicorn 0.38.0 </text:span><text:line-break/><text:span text:style-name="T1">   Uninstalling uvicorn-0.38.0: </text:span><text:line-break/><text:span text:style-name="T1">     Successfully uninstalled uvicorn-0.38.0 </text:span><text:line-break/><text:span text:style-name="T1"> Attempting uninstall: pyjwt </text:span><text:line-break/><text:span text:style-name="T1">   Found existing installation: PyJWT 2.10.1 </text:span><text:line-break/><text:span text:style-name="T1">   Uninstalling PyJWT-2.10.1: </text:span><text:line-break/><text:span text:style-name="T1">     Successfully uninstalled PyJWT-2.10.1 </text:span><text:line-break/><text:span text:style-name="T1">Successfully installed psycopg2-binary-2.9.10 pyjwt-2.8.0 uvicorn-0.18.3 </text:span><text:line-break/><text:span text:style-name="T1">(venv) [juan@archlinux project]$ # desde project/ </text:span><text:line-break/><text:soft-page-break/><text:span text:style-name="T1">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27407</text:span><text:span text:style-name="T1">] using </text:span><text:span text:style-name="T8">StatReload</text:span><text:span text:style-name="T1"> </text:span><text:line-break/><text:span text:style-name="T1">Process SpawnProcess-1: </text:span><text:line-break/><text:span text:style-name="T1">Traceback (most recent call last): </text:span><text:line-break/><text:span text:style-name="T1"> File "/usr/lib/python3.13/multiprocessing/process.py", line 313, in _bootstrap </text:span><text:line-break/><text:span text:style-name="T1">   self.run() </text:span><text:line-break/><text:span text:style-name="T1">   ~~~~~~~~^^ </text:span><text:line-break/><text:span text:style-name="T1"> File "/usr/lib/python3.13/multiprocessing/process.py", line 108, in run </text:span><text:line-break/><text:span text:style-name="T1">   self._target(*self._args, **self._kwargs) </text:span><text:line-break/><text:span text:style-name="T1">   ~~~~~~~~~~~~^^^^^^^^^^^^^^^^^^^^^^^^^^^^^ </text:span><text:line-break/><text:span text:style-name="T1"> File "/home/juan/Documents/Parcial/project/venv/lib/python3.13/site-packages/uvicorn/_subprocess.py", line 76, in subprocess_started </text:span><text:line-break/><text:span text:style-name="T1">   target(sockets=sockets) </text:span><text:line-break/><text:span text:style-name="T1">   ~~~~~~^^^^^^^^^^^^^^^^^ </text:span><text:line-break/><text:span text:style-name="T1"> File "/home/juan/Documents/Parcial/project/venv/lib/python3.13/site-packages/uvicorn/server.py", line 60, in run </text:span><text:line-break/><text:span text:style-name="T1">   return asyncio.run(self.serve(sockets=sockets)) </text:span><text:line-break/><text:span text:style-name="T1">          ~~~~~~~~~~~^^^^^^^^^^^^^^^^^^^^^^^^^^^^^ </text:span><text:line-break/><text:span text:style-name="T1"> File "/usr/lib/python3.13/asyncio/runners.py", line 195, in run </text:span><text:line-break/><text:span text:style-name="T1">   return runner.run(main) </text:span><text:line-break/><text:span text:style-name="T1">          ~~~~~~~~~~^^^^^^ </text:span><text:line-break/><text:span text:style-name="T1"> File "/usr/lib/python3.13/asyncio/runners.py", line 118, in run </text:span><text:line-break/><text:span text:style-name="T1">   return self._loop.run_until_complete(task) </text:span><text:line-break/><text:span text:style-name="T1">          ~~~~~~~~~~~~~~~~~~~~~~~~~~~~~^^^^^^ </text:span><text:line-break/><text:span text:style-name="T1"> File "/usr/lib/python3.13/asyncio/base_events.py", line 725, in run_until_complete </text:span><text:line-break/><text:span text:style-name="T1">   return future.result() </text:span><text:line-break/><text:span text:style-name="T1">          ~~~~~~~~~~~~~^^ </text:span><text:line-break/><text:span text:style-name="T1"> File "/home/juan/Documents/Parcial/project/venv/lib/python3.13/site-packages/uvicorn/server.py", line 67, in serve </text:span><text:line-break/><text:span text:style-name="T1">   config.load() </text:span><text:line-break/><text:span text:style-name="T1">   ~~~~~~~~~~~^^ </text:span><text:line-break/><text:span text:style-name="T1"> File "/home/juan/Documents/Parcial/project/venv/lib/python3.13/site-packages/uvicorn/config.py", line 479, in load </text:span><text:line-break/><text:span text:style-name="T1">   self.loaded_app = import_from_string(self.app) </text:span><text:line-break/><text:soft-page-break/><text:span text:style-name="T1">                     ~~~~~~~~~~~~~~~~~~^^^^^^^^^^ </text:span><text:line-break/><text:span text:style-name="T1"> File "/home/juan/Documents/Parcial/project/venv/lib/python3.13/site-packages/uvicorn/importer.py", line 21, in import_from_string </text:span><text:line-break/><text:span text:style-name="T1">   module = importlib.import_module(module_str) </text:span><text:line-break/><text:span text:style-name="T1"> File "/usr/lib/python3.13/importlib/__init__.py", line 88, in import_module </text:span><text:line-break/><text:span text:style-name="T1">   return _bootstrap._gcd_import(name[level:], package, level) </text:span><text:line-break/><text:span text:style-name="T1">          ~~~~~~~~~~~~~~~~~~~~~~^^^^^^^^^^^^^^^^^^^^^^^^^^^^^^ </text:span><text:line-break/><text:span text:style-name="T1"> File "&lt;frozen importlib._bootstrap&gt;", line 1387, in _gcd_import </text:span><text:line-break/><text:span text:style-name="T1"> File "&lt;frozen importlib._bootstrap&gt;", line 1360, in _find_and_load </text:span><text:line-break/><text:span text:style-name="T1"> File "&lt;frozen importlib._bootstrap&gt;", line 1331, in _find_and_load_unlocked </text:span><text:line-break/><text:span text:style-name="T1"> File "&lt;frozen importlib._bootstrap&gt;", line 935, in _load_unlocked </text:span><text:line-break/><text:span text:style-name="T1"> File "&lt;frozen importlib._bootstrap_external&gt;", line 1026, in exec_module </text:span><text:line-break/><text:span text:style-name="T1"> File "&lt;frozen importlib._bootstrap&gt;", line 488, in _call_with_frames_removed </text:span><text:line-break/><text:span text:style-name="T1"> File "/home/juan/Documents/Parcial/project/app/main.py", line 98, in &lt;module&gt; </text:span><text:line-break/><text:span text:style-name="T1">   def get_paciente(paciente_id: int, payload: dict = Depends(obtener_token_desde_header)): </text:span><text:line-break/><text:span text:style-name="T1">                                                      ^^^^^^^ </text:span><text:line-break/><text:span text:style-name="T1">NameError: name 'Depends' is not defined </text:span><text:line-break/><text:span text:style-name="T1">^C</text:span><text:span text:style-name="T3">INFO</text:span><text:span text:style-name="T1">:     Stopping reloader process [</text:span><text:span text:style-name="T8">27407</text:span><text:span text:style-name="T1">] </text:span><text:line-break/><text:span text:style-name="T1">(venv) [juan@archlinux project]$ 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28778</text:span><text:span text:style-name="T1">] using </text:span><text:span text:style-name="T8">StatReload</text:span><text:span text:style-name="T1"> </text:span><text:line-break/><text:span text:style-name="T1">Process SpawnProcess-1: </text:span><text:line-break/><text:span text:style-name="T1">Traceback (most recent call last): </text:span><text:line-break/><text:span text:style-name="T1"> File "/usr/lib/python3.13/multiprocessing/process.py", line 313, in _bootstrap </text:span><text:line-break/><text:span text:style-name="T1">   self.run() </text:span><text:line-break/><text:span text:style-name="T1">   ~~~~~~~~^^ </text:span><text:line-break/><text:span text:style-name="T1"> File "/usr/lib/python3.13/multiprocessing/process.py", line 108, in run </text:span><text:line-break/><text:span text:style-name="T1">   self._target(*self._args, **self._kwargs) </text:span><text:line-break/><text:span text:style-name="T1">   ~~~~~~~~~~~~^^^^^^^^^^^^^^^^^^^^^^^^^^^^^ </text:span><text:line-break/><text:soft-page-break/><text:span text:style-name="T1"> File "/home/juan/Documents/Parcial/project/venv/lib/python3.13/site-packages/uvicorn/_subprocess.py", line 76, in subprocess_started </text:span><text:line-break/><text:span text:style-name="T1">   target(sockets=sockets) </text:span><text:line-break/><text:span text:style-name="T1">   ~~~~~~^^^^^^^^^^^^^^^^^ </text:span><text:line-break/><text:span text:style-name="T1"> File "/home/juan/Documents/Parcial/project/venv/lib/python3.13/site-packages/uvicorn/server.py", line 60, in run </text:span><text:line-break/><text:span text:style-name="T1">   return asyncio.run(self.serve(sockets=sockets)) </text:span><text:line-break/><text:span text:style-name="T1">          ~~~~~~~~~~~^^^^^^^^^^^^^^^^^^^^^^^^^^^^^ </text:span><text:line-break/><text:span text:style-name="T1"> File "/usr/lib/python3.13/asyncio/runners.py", line 195, in run </text:span><text:line-break/><text:span text:style-name="T1">   return runner.run(main) </text:span><text:line-break/><text:span text:style-name="T1">          ~~~~~~~~~~^^^^^^ </text:span><text:line-break/><text:span text:style-name="T1"> File "/usr/lib/python3.13/asyncio/runners.py", line 118, in run </text:span><text:line-break/><text:span text:style-name="T1">   return self._loop.run_until_complete(task) </text:span><text:line-break/><text:span text:style-name="T1">          ~~~~~~~~~~~~~~~~~~~~~~~~~~~~~^^^^^^ </text:span><text:line-break/><text:span text:style-name="T1"> File "/usr/lib/python3.13/asyncio/base_events.py", line 725, in run_until_complete </text:span><text:line-break/><text:span text:style-name="T1">   return future.result() </text:span><text:line-break/><text:span text:style-name="T1">          ~~~~~~~~~~~~~^^ </text:span><text:line-break/><text:span text:style-name="T1"> File "/home/juan/Documents/Parcial/project/venv/lib/python3.13/site-packages/uvicorn/server.py", line 67, in serve </text:span><text:line-break/><text:span text:style-name="T1">   config.load() </text:span><text:line-break/><text:span text:style-name="T1">   ~~~~~~~~~~~^^ </text:span><text:line-break/><text:span text:style-name="T1"> File "/home/juan/Documents/Parcial/project/venv/lib/python3.13/site-packages/uvicorn/config.py", line 479, in load </text:span><text:line-break/><text:span text:style-name="T1">   self.loaded_app = import_from_string(self.app) </text:span><text:line-break/><text:span text:style-name="T1">                     ~~~~~~~~~~~~~~~~~~^^^^^^^^^^ </text:span><text:line-break/><text:span text:style-name="T1"> File "/home/juan/Documents/Parcial/project/venv/lib/python3.13/site-packages/uvicorn/importer.py", line 21, in import_from_string </text:span><text:line-break/><text:span text:style-name="T1">   module = importlib.import_module(module_str) </text:span><text:line-break/><text:span text:style-name="T1"> File "/usr/lib/python3.13/importlib/__init__.py", line 88, in import_module </text:span><text:line-break/><text:span text:style-name="T1">   return _bootstrap._gcd_import(name[level:], package, level) </text:span><text:line-break/><text:span text:style-name="T1">          ~~~~~~~~~~~~~~~~~~~~~~^^^^^^^^^^^^^^^^^^^^^^^^^^^^^^ </text:span><text:line-break/><text:span text:style-name="T1"> File "&lt;frozen importlib._bootstrap&gt;", line 1387, in _gcd_import </text:span><text:line-break/><text:span text:style-name="T1"> File "&lt;frozen importlib._bootstrap&gt;", line 1360, in _find_and_load </text:span><text:line-break/><text:span text:style-name="T1"> File "&lt;frozen importlib._bootstrap&gt;", line 1331, in _find_and_load_unlocked </text:span><text:line-break/><text:span text:style-name="T1"> File "&lt;frozen importlib._bootstrap&gt;", line 935, in _load_unlocked </text:span><text:line-break/><text:span text:style-name="T1"> File "&lt;frozen importlib._bootstrap_external&gt;", line 1026, in exec_module </text:span><text:line-break/><text:span text:style-name="T1"> File "&lt;frozen importlib._bootstrap&gt;", line 488, in </text:span><text:soft-page-break/><text:span text:style-name="T1">_call_with_frames_removed </text:span><text:line-break/><text:span text:style-name="T1"> File "/home/juan/Documents/Parcial/project/app/main.py", line 100, in &lt;module&gt; </text:span><text:line-break/><text:span text:style-name="T1">   def get_paciente(paciente_id: int, payload: dict = Depends(obtener_token_desde_header)): </text:span><text:line-break/><text:span text:style-name="T1">                                                              ^^^^^^^^^^^^^^^^^^^^^^^^^^ </text:span><text:line-break/><text:span text:style-name="T1">NameError: name 'obtener_token_desde_header' is not defined </text:span><text:line-break/><text:span text:style-name="T5">WARNING</text:span><text:span text:style-name="T1">:  StatReload detected changes in 'app/main.py'. Reloading... </text:span><text:line-break/><text:span text:style-name="T3">INFO</text:span><text:span text:style-name="T1">:     Started server process [</text:span><text:span text:style-name="T9">29832</text:span><text:span text:style-name="T1">] </text:span><text:line-break/><text:span text:style-name="T3">INFO</text:span><text:span text:style-name="T1">:     Waiting for application startup. </text:span><text:line-break/><text:span text:style-name="T3">INFO</text:span><text:span text:style-name="T1">:     Application startup complete. </text:span><text:line-break/><text:span text:style-name="T1">^C</text:span><text:span text:style-name="T3">INFO</text:span><text:span text:style-name="T1">:     Shutting down </text:span><text:line-break/><text:span text:style-name="T3">INFO</text:span><text:span text:style-name="T1">:     Waiting for application shutdown. </text:span><text:line-break/><text:span text:style-name="T3">INFO</text:span><text:span text:style-name="T1">:     Application shutdown complete. </text:span><text:line-break/><text:span text:style-name="T3">INFO</text:span><text:span text:style-name="T1">:     Finished server process [</text:span><text:span text:style-name="T9">29832</text:span><text:span text:style-name="T1">] </text:span><text:line-break/><text:span text:style-name="T3">INFO</text:span><text:span text:style-name="T1">:     Stopping reloader process [</text:span><text:span text:style-name="T8">28778</text:span><text:span text:style-name="T1">] </text:span><text:line-break/><text:span text:style-name="T1">(venv) [juan@archlinux project]$ 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30007</text:span><text:span text:style-name="T1">] using </text:span><text:span text:style-name="T8">StatReload</text:span><text:span text:style-name="T1"> </text:span><text:line-break/><text:span text:style-name="T3">INFO</text:span><text:span text:style-name="T1">:     Started server process [</text:span><text:span text:style-name="T9">30009</text:span><text:span text:style-name="T1">] </text:span><text:line-break/><text:span text:style-name="T3">INFO</text:span><text:span text:style-name="T1">:     Waiting for application startup. </text:span><text:line-break/><text:span text:style-name="T3">INFO</text:span><text:span text:style-name="T1">:     Application startup complete. </text:span><text:line-break/><text:span text:style-name="T3">INFO</text:span><text:span text:style-name="T1">:     127.0.0.1:51318 - "</text:span><text:span text:style-name="T6">GET / HTTP/1.1</text:span><text:span text:style-name="T1">" </text:span><text:span text:style-name="T3">200 OK</text:span><text:span text:style-name="T1"> </text:span><text:line-break/><text:span text:style-name="T3">INFO</text:span><text:span text:style-name="T1">:     127.0.0.1:51324 - "</text:span><text:span text:style-name="T6">GET /favicon.ico HTTP/1.1</text:span><text:span text:style-name="T1">" </text:span><text:span text:style-name="T3">200 OK</text:span><text:span text:style-name="T1"> </text:span><text:line-break/><text:span text:style-name="T3">INFO</text:span><text:span text:style-name="T1">:     127.0.0.1:39432 - "</text:span><text:span text:style-name="T6">POST /token HTTP/1.1</text:span><text:span text:style-name="T1">" </text:span><text:span text:style-name="T4">422 Unprocessable Content</text:span><text:span text:style-name="T1"> </text:span><text:line-break/><text:line-break/><text:line-break/><text:span text:style-name="T1">[juan@archlinux project]$ curl -s -X POST "http://127.0.0.1:8000/token" -H "Content-Type: application/json" -d '{"username":"admin","password":"admin"}' | j</text:span><text:line-break/>q<text:span text:style-name="T1"> </text:span><text:line-break/><text:span text:style-name="T6">{</text:span><text:span text:style-name="T1"> </text:span><text:line-break/><text:span text:style-name="T1"> </text:span><text:span text:style-name="T10">"detail"</text:span><text:span text:style-name="T6">:</text:span><text:span text:style-name="T1"> </text:span><text:span text:style-name="T6">[</text:span><text:span text:style-name="T1"> </text:span><text:line-break/><text:span text:style-name="T1">   </text:span><text:span text:style-name="T6">{</text:span><text:span text:style-name="T1"> </text:span><text:line-break/><text:span text:style-name="T1">     </text:span><text:span text:style-name="T10">"type"</text:span><text:span text:style-name="T6">:</text:span><text:span text:style-name="T1"> </text:span><text:span text:style-name="T3">"missing"</text:span><text:span text:style-name="T6">,</text:span><text:span text:style-name="T1"> </text:span><text:line-break/><text:soft-page-break/><text:span text:style-name="T1">     </text:span><text:span text:style-name="T10">"loc"</text:span><text:span text:style-name="T6">:</text:span><text:span text:style-name="T1"> </text:span><text:span text:style-name="T6">[</text:span><text:span text:style-name="T1"> </text:span><text:line-break/><text:span text:style-name="T1">       </text:span><text:span text:style-name="T3">"query"</text:span><text:span text:style-name="T6">,</text:span><text:span text:style-name="T1"> </text:span><text:line-break/><text:span text:style-name="T1">       </text:span><text:span text:style-name="T3">"username"</text:span><text:span text:style-name="T1"> </text:span><text:line-break/><text:span text:style-name="T1">     </text:span><text:span text:style-name="T6">],</text:span><text:span text:style-name="T1"> </text:span><text:line-break/><text:span text:style-name="T1">     </text:span><text:span text:style-name="T10">"msg"</text:span><text:span text:style-name="T6">:</text:span><text:span text:style-name="T1"> </text:span><text:span text:style-name="T3">"Field required"</text:span><text:span text:style-name="T6">,</text:span><text:span text:style-name="T1"> </text:span><text:line-break/><text:span text:style-name="T1">     </text:span><text:span text:style-name="T10">"input"</text:span><text:span text:style-name="T6">:</text:span><text:span text:style-name="T1"> </text:span><text:span text:style-name="T11">null</text:span><text:span text:style-name="T1"> </text:span><text:line-break/><text:span text:style-name="T1">   </text:span><text:span text:style-name="T6">},</text:span><text:span text:style-name="T1"> </text:span><text:line-break/><text:span text:style-name="T1">   </text:span><text:span text:style-name="T6">{</text:span><text:span text:style-name="T1"> </text:span><text:line-break/><text:span text:style-name="T1">     </text:span><text:span text:style-name="T10">"type"</text:span><text:span text:style-name="T6">:</text:span><text:span text:style-name="T1"> </text:span><text:span text:style-name="T3">"missing"</text:span><text:span text:style-name="T6">,</text:span><text:span text:style-name="T1"> </text:span><text:line-break/><text:span text:style-name="T1">     </text:span><text:span text:style-name="T10">"loc"</text:span><text:span text:style-name="T6">:</text:span><text:span text:style-name="T1"> </text:span><text:span text:style-name="T6">[</text:span><text:span text:style-name="T1"> </text:span><text:line-break/><text:span text:style-name="T1">       </text:span><text:span text:style-name="T3">"query"</text:span><text:span text:style-name="T6">,</text:span><text:span text:style-name="T1"> </text:span><text:line-break/><text:span text:style-name="T1">       </text:span><text:span text:style-name="T3">"password"</text:span><text:span text:style-name="T1"> </text:span><text:line-break/><text:span text:style-name="T1">     </text:span><text:span text:style-name="T6">],</text:span><text:span text:style-name="T1"> </text:span><text:line-break/><text:span text:style-name="T1">     </text:span><text:span text:style-name="T10">"msg"</text:span><text:span text:style-name="T6">:</text:span><text:span text:style-name="T1"> </text:span><text:span text:style-name="T3">"Field required"</text:span><text:span text:style-name="T6">,</text:span><text:span text:style-name="T1"> </text:span><text:line-break/><text:span text:style-name="T1">     </text:span><text:span text:style-name="T10">"input"</text:span><text:span text:style-name="T6">:</text:span><text:span text:style-name="T1"> </text:span><text:span text:style-name="T11">null</text:span><text:span text:style-name="T1"> </text:span><text:line-break/><text:span text:style-name="T1">   </text:span><text:span text:style-name="T6">}</text:span><text:span text:style-name="T1"> </text:span><text:line-break/><text:span text:style-name="T1"> </text:span><text:span text:style-name="T6">]</text:span><text:span text:style-name="T1"> </text:span><text:line-break/><text:span text:style-name="T6">}</text:span><text:span text:style-name="T1"> </text:span><text:line-break/><text:span text:style-name="T1">[juan@archlinux project]$  </text:span><text:line-break/><text:line-break/><text:line-break/><text:span text:style-name="T1">[juan@archlinux project]$ curl -s -X POST "http://127.0.0.1:8000/token" -H "Content-Type: application/json" -d '{"username": "admin", "password": "admin"}' </text:span><text:line-break/>| jq<text:span text:style-name="T1"> </text:span><text:line-break/><text:span text:style-name="T6">{</text:span><text:span text:style-name="T1"> </text:span><text:line-break/><text:span text:style-name="T1"> </text:span><text:span text:style-name="T10">"access_token"</text:span><text:span text:style-name="T6">:</text:span><text:span text:style-name="T1"> </text:span><text:span text:style-name="T3">"eyJhbGciOiJIUzI1NiIsInR5cCI6IkpXVCJ9.eyJzdWIiOiJhZG1pbiIsInJvbGUiOiJhZG1pbiIsImV4cCI6MTc2MjExMzM1MH0.LDNNFSSm7WLw26MmmG8ixICUCYNGgXXecQaO</text:span><text:line-break/>Q1ouYb0"<text:span text:style-name="T6">,</text:span><text:span text:style-name="T1"> </text:span><text:line-break/><text:span text:style-name="T1"> </text:span><text:span text:style-name="T10">"token_type"</text:span><text:span text:style-name="T6">:</text:span><text:span text:style-name="T1"> </text:span><text:span text:style-name="T3">"bearer"</text:span><text:span text:style-name="T1"> </text:span><text:line-break/><text:span text:style-name="T6">}</text:span><text:span text:style-name="T1"> </text:span><text:line-break/><text:span text:style-name="T1">[juan@archlinux project]$  </text:span><text:line-break/></text:p>
      <text:p text:style-name="P4"/>
      <text:p text:style-name="P4"/>
      <text:p text:style-name="P4"/>
      <text:p text:style-name="P4"/>
      <text:p text:style-name="P4"/>
      <text:p text:style-name="P5"><text:span text:style-name="T1">[juan@archlinux project]$ kubectl exec -it citus-coordinator-9b7799497-wrd82 -n citus -- psql -U postgres  </text:span><text:line-break/><text:soft-page-break/><text:span text:style-name="T1">psql (16.6 (Debian 16.6-1.pgdg120+1)) </text:span><text:line-break/><text:span text:style-name="T1">Type "help" for help. </text:span><text:line-break/><text:line-break/><text:span text:style-name="T1">postgres=# \dt </text:span><text:line-break/><text:span text:style-name="T1">Did not find any relations. </text:span><text:line-break/><text:span text:style-name="T1">postgres=# 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 </text:span><text:line-break/><text:span text:style-name="T1">); </text:span><text:line-break/><text:line-break/><text:span text:style-name="T1">-- Luego distribuye la tabla utilizando el campo `documento_id` </text:span><text:line-break/><text:span text:style-name="T1">SELECT create_distributed_table('pacientes', 'documento_id'); </text:span><text:line-break/><text:span text:style-name="T1">CREATE TABLE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clear </text:span><text:line-break/><text:span text:style-name="T1">postgres-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</text:span><text:line-break/><text:span text:style-name="T1">); </text:span><text:line-break/><text:span text:style-name="T1">ERROR:  syntax error at or near "clear" </text:span><text:line-break/><text:span text:style-name="T1">LINE 1: clear </text:span><text:line-break/><text:span text:style-name="T1">       ^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</text:span><text:line-break/><text:span text:style-name="T1">); </text:span><text:line-break/><text:soft-page-break/><text:span text:style-name="T1">ERROR:  relation "pacientes" already exists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DROP TABLE IF EXISTS pacientes; </text:span><text:line-break/><text:span text:style-name="T1">DROP TABLE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    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create_distributed_table  </text:span><text:line-break/><text:span text:style-name="T1">-------------------------- </text:span><text:line-break/><text:span text:style-name="T1"> </text:span><text:line-break/><text:span text:style-name="T1">(1 row) </text:span><text:line-break/><text:line-break/><text:span text:style-name="T1">postgres=# SELECT * FROM pg_dist_partition WHERE parttablename = 'pacientes'; </text:span><text:line-break/><text:span text:style-name="T1">ERROR:  column "parttablename" does not exist </text:span><text:line-break/><text:span text:style-name="T1">LINE 1: SELECT * FROM pg_dist_partition WHERE parttablename = 'pacie... </text:span><text:line-break/><text:span text:style-name="T1">                                             ^ </text:span><text:line-break/><text:span text:style-name="T1">postgres=# SELECT * FROM pg_dist_partition WHERE tablename = 'pacientes'; </text:span><text:line-break/><text:span text:style-name="T1">ERROR:  column "tablename" does not exist </text:span><text:line-break/><text:span text:style-name="T1">LINE 1: SELECT * FROM pg_dist_partition WHERE tablename = 'pacientes... </text:span><text:line-break/><text:span text:style-name="T1">                                             ^ </text:span><text:line-break/><text:span text:style-name="T1">postgres=# SELECT * FROM pg_dist_partition; </text:span><text:line-break/><text:span text:style-name="T1">postgres=# INSERT INTO pacientes (documento_id, nombre, apellido, fecha_nacimiento) </text:span><text:line-break/><text:soft-page-break/><text:span text:style-name="T1">VALUES (1, 'Juan', 'Perez', '1980-05-15'), </text:span><text:line-break/><text:span text:style-name="T1">      (2, 'Ana', 'Lopez', '1990-07-20'), </text:span><text:line-break/><text:span text:style-name="T1">      (3, 'Luis', 'Gomez', '1995-02-10'); </text:span><text:line-break/><text:span text:style-name="T1">INSERT 0 3 </text:span><text:line-break/><text:span text:style-name="T1">postgres=# SELECT * FROM pacientes; </text:span><text:line-break/><text:span text:style-name="T1">id | documento_id | nombre | apellido | fecha_nacimiento  </text:span><text:line-break/><text:span text:style-name="T1">----+--------------+--------+----------+------------------ </text:span><text:line-break/><text:span text:style-name="T1"> 1 |            1 | Juan   | Perez    | 1980-05-15 </text:span><text:line-break/><text:span text:style-name="T1"> 3 |            3 | Luis   | Gomez    | 1995-02-10 </text:span><text:line-break/><text:span text:style-name="T1"> 2 |            2 | Ana    | Lopez    | 1990-07-20 </text:span><text:line-break/><text:span text:style-name="T1">(3 rows) </text:span><text:line-break/><text:line-break/><text:span text:style-name="T1">postgres=# </text:span><text:line-break/><text:line-break/><text:span text:style-name="T1">[juan@archlinux project]$ xdg-open /home/juan/Documents/Parcial/project/.env.example </text:span><text:line-break/><text:span text:style-name="T1">[juan@archlinux project]$  </text:span><text:line-break/></text:p>
      <text:p text:style-name="P5"><text:span text:style-name="T1">postgres=# CREATE TABLE pacientes ( </text:span><text:line-break/><text:span text:style-name="T1">   id SERIAL PRIMARY KEY,               -- ID autoincremental como clave primaria </text:span><text:line-break/><text:span text:style-name="T1">   documento_id INT NOT NULL UNIQUE,    -- Documento de identificación único </text:span><text:line-break/><text:span text:style-name="T1">   nombre VARCHAR(100) NOT NULL,        -- Nombre del paciente </text:span><text:line-break/><text:span text:style-name="T1">   apellido VARCHAR(100) NOT NULL,      -- Apellido del paciente </text:span><text:line-break/><text:span text:style-name="T1">   fecha_nacimiento DATE,               -- Fecha de nacimiento </text:span><text:line-break/><text:span text:style-name="T1">   direccion VARCHAR(255),              -- Dirección opcional </text:span><text:line-break/><text:span text:style-name="T1">   telefono VARCHAR(15),                -- Teléfono opcional </text:span><text:line-break/><text:span text:style-name="T1">   email VARCHAR(100)                   -- Email opcional </text:span><text:line-break/><text:span text:style-name="T1">); </text:span><text:line-break/><text:span text:style-name="T1">CREATE TABLE </text:span><text:line-break/><text:span text:style-name="T1">postgres=# INSERT INTO pacientes (documento_id, nombre, apellido, fecha_nacimiento, direccion, telefono, email) </text:span><text:line-break/><text:span text:style-name="T1">VALUES </text:span><text:line-break/><text:span text:style-name="T1">(12345678, 'Juan', 'Pérez', '1985-05-15', 'Calle Ficticia 123', '123456789', 'juanperez@example.com'), </text:span><text:line-break/><text:span text:style-name="T1">(87654321, 'María', 'González', '1990-08-22', 'Avenida Siempre Viva 456', '987654321', 'mariagonzalez@example.com'); </text:span><text:line-break/><text:span text:style-name="T1">INSERT 0 2 </text:span><text:line-break/><text:span text:style-name="T1">postgres=# SELECT * FROM pacientes; </text:span><text:line-break/><text:span text:style-name="T1">id | documento_id | nombre | apellido | fecha_nacimiento |        </text:span><text:soft-page-break/><text:span text:style-name="T1">direccion         | telefono  |           email            </text:span><text:line-break/><text:span text:style-name="T1">----+--------------+--------+----------+------------------+--------------------------+-----------+--------------------------- </text:span><text:line-break/><text:span text:style-name="T1"> 1 |     12345678 | Juan   | Pérez    | 1985-05-15       | Calle Ficticia 123       | 123456789 | juanperez@example.com </text:span><text:line-break/><text:span text:style-name="T1"> 2 |     87654321 | María  | González | 1990-08-22       | Avenida Siempre Viva 456 | 987654321 | mariagonzalez@example.com </text:span><text:line-break/><text:span text:style-name="T1">(2 rows) </text:span><text:line-break/><text:line-break/><text:span text:style-name="T1">postgres=# psql -h localhost -U postgres</text:span><text:line-break/><text:line-break/><text:line-break/><text:line-break/><text:line-break/><text:line-break/><text:span text:style-name="T1">CREATE TABLE pacientes ( </text:span><text:line-break/><text:span text:style-name="T1">   id SERIAL PRIMARY KEY,               -- ID autoincremental como clave primaria </text:span><text:line-break/><text:span text:style-name="T1">   documento_id INT NOT NULL UNIQUE,    -- Documento de identificación único </text:span><text:line-break/><text:span text:style-name="T1">   nombre VARCHAR(100) NOT NULL,        -- Nombre del paciente </text:span><text:line-break/><text:span text:style-name="T1">   apellido VARCHAR(100) NOT NULL,      -- Apellido del paciente </text:span><text:line-break/><text:span text:style-name="T1">   fecha_nacimiento DATE,               -- Fecha de nacimiento </text:span><text:line-break/><text:span text:style-name="T1">   direccion VARCHAR(255),              -- Dirección opcional </text:span><text:line-break/><text:span text:style-name="T1">   telefono VARCHAR(15),                -- Teléfono opcional </text:span><text:line-break/><text:span text:style-name="T1">   email VARCHAR(100)                   -- Email opcional </text:span><text:line-break/><text:span text:style-name="T1">); </text:span><text:line-break/><text:span text:style-name="T1">CREATE TABLE </text:span><text:line-break/><text:span text:style-name="T1">postgres=# INSERT INTO pacientes (documento_id, nombre, apellido, fecha_nacimiento, direccion, telefono, email) </text:span><text:line-break/><text:span text:style-name="T1">VALUES </text:span><text:line-break/><text:span text:style-name="T1">(12345678, 'Juan', 'Pérez', '1985-05-15', 'Calle Ficticia 123', '123456789', 'juanperez@example.com'), </text:span><text:line-break/><text:span text:style-name="T1">(87654321, 'María', 'González', '1990-08-22', 'Avenida Siempre Viva 456', '987654321', 'mariagonzalez@example.com'); </text:span><text:line-break/><text:span text:style-name="T1">INSERT 0 2 </text:span><text:line-break/><text:span text:style-name="T1">postgres=# SELECT * FROM pacientes; </text:span><text:line-break/><text:span text:style-name="T1">id | documento_id | nombre | apellido | fecha_nacimiento |        direccion         | telefono  |           email            </text:span><text:line-break/><text:span text:style-name="T1">----+--------------+--------+----------+------------------+--------------------------+-----------+--------------------------- </text:span><text:line-break/><text:soft-page-break/><text:span text:style-name="T1"> 1 |     12345678 | Juan   | Pérez    | 1985-05-15       | Calle Ficticia 123       | 123456789 | juanperez@example.com </text:span><text:line-break/><text:span text:style-name="T1"> 2 |     87654321 | María  | González | 1990-08-22       | Avenida Siempre Viva 456 | 987654321 | mariagonzalez@example.com </text:span><text:line-break/><text:span text:style-name="T1">(2 rows) </text:span><text:line-break/><text:line-break/><text:span text:style-name="T1">postgres=# </text:span><text:line-break/><text:line-break/><text:span text:style-name="T1">[juan@archlinux Parcial]$ git remote remove origin </text:span><text:line-break/><text:span text:style-name="T1">[juan@archlinux Parcial]$ git init </text:span><text:line-break/><text:span text:style-name="T1">Reinitialized existing Git repository in /home/juan/Documents/Parcial/.git/ </text:span><text:line-break/><text:span text:style-name="T1">[juan@archlinux Parcial]$ git remote remove origin </text:span><text:line-break/><text:span text:style-name="T1">error: No such remote: 'origin' </text:span><text:line-break/><text:span text:style-name="T1">[juan@archlinux Parcial]$ git branch -M main </text:span><text:line-break/><text:span text:style-name="T1">[juan@archlinux Parcial]$ git remote add origin https://github.com/Shock007/Historia-Clinica-Distribuida.git </text:span><text:line-break/><text:span text:style-name="T1">[juan@archlinux Parcial]$ git add project/ </text:span><text:line-break/><text:span text:style-name="T1">[juan@archlinux Parcial]$ git commit -m </text:span><text:line-break/><text:span text:style-name="T1">error: switch `m' requires a value </text:span><text:line-break/><text:span text:style-name="T1">[juan@archlinux Parcial]$ git commit -m "Primer commit de mi proyecto" </text:span><text:line-break/><text:span text:style-name="T1">On branch main </text:span><text:line-break/><text:span text:style-name="T1">nothing to commit, working tree clean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oft-page-break/><text:span text:style-name="T1">To https://github.com/Shock007/Historia-Clinica-Distribuida.git </text:span><text:line-break/><text:span text:style-name="T4">! [rejected]       </text:span><text:span text:style-name="T1"> main -&gt; main (fetch first) </text:span><text:line-break/><text:span text:style-name="T4">error: failed to push some refs to 'https://github.com/Shock007/Historia-Clinica-Distribuida.git'</text:span><text:span text:style-name="T1"> </text:span><text:line-break/><text:span text:style-name="T5">hint: Updates were rejected because the remote contains work that you do not</text:span><text:span text:style-name="T1"> </text:span><text:line-break/><text:span text:style-name="T5">hint: have locally. This is usually caused by another repository pushing to</text:span><text:span text:style-name="T1"> </text:span><text:line-break/><text:span text:style-name="T5">hint: the same ref. If you want to integrate the remote changes, use</text:span><text:span text:style-name="T1"> </text:span><text:line-break/><text:span text:style-name="T5">hint: 'git pull' before pushing again.</text:span><text:span text:style-name="T1"> </text:span><text:line-break/><text:span text:style-name="T5">hint: See the 'Note about fast-forwards' in 'git push --help' for details.</text:span><text:span text:style-name="T1"> </text:span><text:line-break/><text:span text:style-name="T1">[juan@archlinux Parcial]$ git credential-manager-core erase </text:span><text:line-break/><text:span text:style-name="T1">git: 'credential-manager-core' is not a git command. See 'git --help'.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Enumerating objects: 3, done. </text:span><text:line-break/><text:span text:style-name="T1">remote: Counting objects: 100% (3/3), done. </text:span><text:line-break/><text:span text:style-name="T1">remote: Total 3 (delta 0), reused 0 (delta 0), pack-reused 0 (from 0) </text:span><text:line-break/><text:span text:style-name="T1">Unpacking objects: 100% (3/3), 880 bytes | 146.00 KiB/s, done. 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1">* [new branch]      main       -&gt; origin/main </text:span><text:line-break/><text:span text:style-name="T5">hint: You have divergent branches and need to specify how to reconcile them.</text:span><text:span text:style-name="T1"> </text:span><text:line-break/><text:span text:style-name="T5">hint: You can do so by running one of the following commands sometime before</text:span><text:span text:style-name="T1"> </text:span><text:line-break/><text:span text:style-name="T5">hint: your next pull:</text:span><text:span text:style-name="T1"> </text:span><text:line-break/><text:span text:style-name="T5">hint:</text:span><text:span text:style-name="T1"> </text:span><text:line-break/><text:span text:style-name="T5">hint:   git config pull.rebase false  # merge</text:span><text:span text:style-name="T1"> </text:span><text:line-break/><text:span text:style-name="T5">hint:   git config pull.rebase true   # rebase</text:span><text:span text:style-name="T1"> </text:span><text:line-break/><text:span text:style-name="T5">hint:   git config pull.ff only       # fast-forward only</text:span><text:span text:style-name="T1"> </text:span><text:line-break/><text:span text:style-name="T5">hint:</text:span><text:span text:style-name="T1"> </text:span><text:line-break/><text:span text:style-name="T5">hint: You can replace "git config" with "git config --global" to set a default</text:span><text:span text:style-name="T1"> </text:span><text:line-break/><text:span text:style-name="T5">hint: preference for all repositories. You can also pass --rebase, --no-rebase,</text:span><text:span text:style-name="T1"> </text:span><text:line-break/><text:span text:style-name="T5">hint: or --ff-only on the command line to override the configured default per</text:span><text:span text:style-name="T1"> </text:span><text:line-break/><text:soft-page-break/><text:span text:style-name="T5">hint: invocation.</text:span><text:span text:style-name="T1"> </text:span><text:line-break/><text:span text:style-name="T1">fatal: Need to specify how to reconcile divergent branches.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To https://github.com/Shock007/Historia-Clinica-Distribuida.git </text:span><text:line-break/><text:span text:style-name="T4">! [rejected]       </text:span><text:span text:style-name="T1"> main -&gt; main (non-fast-forward) </text:span><text:line-break/><text:span text:style-name="T4">error: failed to push some refs to 'https://github.com/Shock007/Historia-Clinica-Distribuida.git'</text:span><text:span text:style-name="T1"> </text:span><text:line-break/><text:span text:style-name="T5">hint: Updates were rejected because the tip of your current branch is behind</text:span><text:span text:style-name="T1"> </text:span><text:line-break/><text:span text:style-name="T5">hint: its remote counterpart. If you want to integrate the remote changes,</text:span><text:span text:style-name="T1"> </text:span><text:line-break/><text:span text:style-name="T5">hint: use 'git pull' before pushing again.</text:span><text:span text:style-name="T1"> </text:span><text:line-break/><text:span text:style-name="T5">hint: See the 'Note about fast-forwards' in 'git push --help' for details.</text:span><text:span text:style-name="T1">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5">hint: You have divergent branches and need to specify how to reconcile them.</text:span><text:span text:style-name="T1"> </text:span><text:line-break/><text:span text:style-name="T5">hint: You can do so by running one of the following commands sometime before</text:span><text:span text:style-name="T1"> </text:span><text:line-break/><text:span text:style-name="T5">hint: your next pull:</text:span><text:span text:style-name="T1"> </text:span><text:line-break/><text:span text:style-name="T5">hint:</text:span><text:span text:style-name="T1"> </text:span><text:line-break/><text:soft-page-break/><text:span text:style-name="T5">hint:   git config pull.rebase false  # merge</text:span><text:span text:style-name="T1"> </text:span><text:line-break/><text:span text:style-name="T5">hint:   git config pull.rebase true   # rebase</text:span><text:span text:style-name="T1"> </text:span><text:line-break/><text:span text:style-name="T5">hint:   git config pull.ff only       # fast-forward only</text:span><text:span text:style-name="T1"> </text:span><text:line-break/><text:span text:style-name="T5">hint:</text:span><text:span text:style-name="T1"> </text:span><text:line-break/><text:span text:style-name="T5">hint: You can replace "git config" with "git config --global" to set a default</text:span><text:span text:style-name="T1"> </text:span><text:line-break/><text:span text:style-name="T5">hint: preference for all repositories. You can also pass --rebase, --no-rebase,</text:span><text:span text:style-name="T1"> </text:span><text:line-break/><text:span text:style-name="T5">hint: or --ff-only on the command line to override the configured default per</text:span><text:span text:style-name="T1"> </text:span><text:line-break/><text:span text:style-name="T5">hint: invocation.</text:span><text:span text:style-name="T1"> </text:span><text:line-break/><text:span text:style-name="T1">fatal: Need to specify how to reconcile divergent branches. </text:span><text:line-break/><text:span text:style-name="T1">[juan@archlinux Parcial]$ git config pull.rebase true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1">Successfully rebased and updated refs/heads/main.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Enumerating objects: 24, done. </text:span><text:line-break/><text:span text:style-name="T1">Counting objects: 100% (24/24), done. </text:span><text:line-break/><text:span text:style-name="T1">Delta compression using up to 7 threads </text:span><text:line-break/><text:span text:style-name="T1">Compressing objects: 100% (21/21), done. </text:span><text:line-break/><text:span text:style-name="T1">Writing objects: 100% (23/23), 46.45 KiB | 11.61 MiB/s, done. </text:span><text:line-break/><text:span text:style-name="T1">Total 23 (delta 1), reused 0 (delta 0), pack-reused 0 (from 0) </text:span><text:line-break/><text:span text:style-name="T1">remote: Resolving deltas: 100% (1/1), done. </text:span><text:line-break/><text:span text:style-name="T1">To https://github.com/Shock007/Historia-Clinica-Distribuida.git </text:span><text:line-break/><text:span text:style-name="T1">  c10c016..d5c702c  main -&gt; main </text:span><text:line-break/><text:span text:style-name="T1">branch 'main' set up to track 'origin/main'. </text:span><text:line-break/><text:span text:style-name="T1">[juan@archlinux Parcial]$ </text:span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1">[juan@archlinux Parcial]$ git init </text:span><text:line-break/><text:span text:style-name="T1">Reinitialized existing Git repository in /home/juan/Documents/Parcial/.git/ </text:span><text:line-break/><text:span text:style-name="T1">[juan@archlinux Parcial]$ git push </text:span><text:line-break/><text:span text:style-name="T1">Username for 'https://github.com': Shock007 </text:span><text:line-break/><text:span text:style-name="T1">Password for 'https://Shock007@github.com':  </text:span><text:line-break/><text:span text:style-name="T1">Everything up-to-date </text:span><text:line-break/><text:span text:style-name="T1">[juan@archlinux Parcial]$ git init </text:span><text:line-break/><text:span text:style-name="T1">Reinitialized existing Git repository in /home/juan/Documents/Parcial/.git/ </text:span><text:line-break/><text:span text:style-name="T1">[juan@archlinux Parcial]$ git remote add origin https://github.com/Shock007/Historia-Clinica-Distribuida </text:span><text:line-break/><text:span text:style-name="T1">error: remote origin already exists. </text:span><text:line-break/><text:span text:style-name="T1">[juan@archlinux Parcial]$ git add . </text:span><text:line-break/><text:span text:style-name="T1">[juan@archlinux Parcial]$ git commit -m "Actualización del frontend con panel médico y PDF" </text:span><text:line-break/><text:span text:style-name="T1">[main 8046966] Actualización del frontend con panel médico y PDF </text:span><text:line-break/><text:span text:style-name="T1">11 files changed, 70 insertions(+), 5 deletions(-) </text:span><text:line-break/><text:span text:style-name="T1">create mode 100644 project/.~lock.ComandosUsadosYlog.odt# </text:span><text:line-break/><text:span text:style-name="T1">create mode 100644 project/docs/README.md </text:span><text:line-break/><text:span text:style-name="T1">create mode 100644 "project/docs/architecture.png\342\201\204pdf" </text:span><text:line-break/><text:span text:style-name="T1">create mode 100644 project/infra/app-deployment.yaml </text:span><text:line-break/><text:span text:style-name="T1">create mode 100644 project/infra/apply_initdb.sh </text:span><text:line-break/><text:span text:style-name="T1">create mode 100644 project/infra/citus-pvc.yaml </text:span><text:line-break/><text:span text:style-name="T1">create mode 100644 project/infra/initdb/01_create_pacientes.sql </text:span><text:line-break/><text:span text:style-name="T1">create mode 100644 project/tests/test_endpoints.py </text:span><text:line-break/><text:span text:style-name="T1">[juan@archlinux Parcial]$ git branch -M main </text:span><text:line-break/><text:span text:style-name="T1">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Enumerating objects: 22, done. </text:span><text:line-break/><text:span text:style-name="T1">Counting objects: 100% (22/22), done. </text:span><text:line-break/><text:span text:style-name="T1">Delta compression using up to 7 threads </text:span><text:line-break/><text:span text:style-name="T1">Compressing objects: 100% (15/15), done. </text:span><text:line-break/><text:span text:style-name="T1">Writing objects: 100% (16/16), 15.86 KiB | 15.86 MiB/s, done. </text:span><text:line-break/><text:span text:style-name="T1">Total 16 (delta 5), reused 0 (delta 0), pack-reused 0 (from 0) </text:span><text:line-break/><text:span text:style-name="T1">remote: Resolving deltas: 100% (5/5), completed with 5 local objects. </text:span><text:line-break/><text:span text:style-name="T1">To https://github.com/Shock007/Historia-Clinica-Distribuida.git </text:span><text:line-break/><text:span text:style-name="T1">  d5c702c..8046966  main -&gt; main </text:span><text:line-break/><text:span text:style-name="T1">branch 'main' set up to track 'origin/main'. </text:span><text:line-break/><text:span text:style-name="T1">[juan@archlinux Parcial]$ git push </text:span><text:line-break/><text:soft-page-break/><text:span text:style-name="T1">Username for 'https://github.com': Shock007 </text:span><text:line-break/><text:span text:style-name="T1">Password for 'https://Shock007@github.com':  </text:span><text:line-break/><text:span text:style-name="T1">Everything up-to-date </text:span><text:line-break/><text:span text:style-name="T1">[juan@archlinux Parcial]$  </text:span><text:line-break/><text:line-break/><text:line-break/> <text:span text:style-name="T1">xdg-open /home/juan/Documents/Parcial/project/.env.example</text:span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20:26:24.476624766</meta:creation-date>
    <dc:date>2025-11-04T22:23:24.190866507</dc:date>
    <meta:editing-duration>PT5H32M39S</meta:editing-duration>
    <meta:editing-cycles>15</meta:editing-cycles>
    <meta:generator>LibreOffice/25.8.2.2$Linux_X86_64 LibreOffice_project/580$Build-2</meta:generator>
    <meta:document-statistic meta:table-count="0" meta:image-count="0" meta:object-count="0" meta:page-count="25" meta:paragraph-count="10" meta:word-count="3580" meta:character-count="36927" meta:non-whitespace-character-count="30681"/>
  </office:meta>
</office:document-meta>
</file>